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aredLibrary.setSharedLibraryClassPath( ClassPath sharedLibrary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.getSharedLibrary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.setClassLoaderDelegation( String classLoaderDeleg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.SharedLibr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haredLibrary.setVersion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.getClassLoaderDeleg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.isParentFirstClassLoaderDeleg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.getIdent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.setIdentification( Identification identif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.isSelfFirstClassLoaderDeleg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